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52b20" officeooo:paragraph-rsid="001ebb09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ebb09" officeooo:paragraph-rsid="001ebb0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ebb09" officeooo:paragraph-rsid="00209fd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a844" officeooo:paragraph-rsid="001ebb0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a844" officeooo:paragraph-rsid="00209fd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1ce89" officeooo:paragraph-rsid="0021ce8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0f84d" officeooo:paragraph-rsid="0020f84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1ce89" officeooo:paragraph-rsid="0021ce8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21ce89" officeooo:paragraph-rsid="0021ce8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6pt" fo:font-weight="bold" officeooo:rsid="0017a9f4" officeooo:paragraph-rsid="001ebb09" style:font-size-asian="5.25pt" style:font-weight-asian="bold" style:font-size-complex="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52b20" officeooo:paragraph-rsid="001ebb09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72386" officeooo:paragraph-rsid="001ebb0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1b271" officeooo:paragraph-rsid="001ebb0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0f84d" officeooo:paragraph-rsid="0020f84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1ce89" officeooo:paragraph-rsid="0021ce8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1d146" officeooo:paragraph-rsid="0021d146" style:font-size-asian="10.5pt" style:font-weight-asian="normal" style:font-size-complex="12pt" style:font-weight-complex="normal"/>
    </style:style>
    <style:style style:name="T1" style:family="text">
      <style:text-properties officeooo:rsid="001556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2386" style:font-weight-asian="bold" style:font-weight-complex="bold"/>
    </style:style>
    <style:style style:name="T4" style:family="text">
      <style:text-properties fo:font-weight="bold" officeooo:rsid="001fd4c3" style:font-weight-asian="bold" style:font-weight-complex="bold"/>
    </style:style>
    <style:style style:name="T5" style:family="text">
      <style:text-properties officeooo:rsid="00239a9b"/>
    </style:style>
    <style:style style:name="T6" style:family="text">
      <style:text-properties officeooo:rsid="001ebb0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72386"/>
    </style:style>
    <style:style style:name="T9" style:family="text">
      <style:text-properties officeooo:rsid="001fd4c3"/>
    </style:style>
    <style:style style:name="T10" style:family="text">
      <style:text-properties officeooo:rsid="00220974"/>
    </style:style>
    <style:style style:name="T11" style:family="text">
      <style:text-properties officeooo:rsid="00209fdd"/>
    </style:style>
    <style:style style:name="T12" style:family="text">
      <style:text-properties officeooo:rsid="0020f84d"/>
    </style:style>
    <style:style style:name="T13" style:family="text">
      <style:text-properties officeooo:rsid="0021d1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2.1. Diseño</text:p>
      <text:p text:style-name="P10">BASE DATOS</text:p>
      <text:p text:style-name="P1"/>
      <text:p text:style-name="P1">Se parte del concepto de <text:span text:style-name="T2">Hermandad</text:span> como agrupación de individ<text:span text:style-name="T5">u</text:span>os, por lo que su tabla guardará simplemente los conceptos más generales de interés común.</text:p>
      <text:p text:style-name="P1"><text:tab/></text:p>
      <text:p text:style-name="P1"><text:tab/>- Historia, diseño tipo post, acompañado de media [Se pretende, por medio de un editable que cada H. Mayor pueda modificar fácilmente.</text:p>
      <text:p text:style-name="P1"><text:tab/>- Fecha de procesión, <text:span text:style-name="T1">un campo tipo fecha editable gráficamente [Cuenta atrás hasta la hora y día de la procesión fijada por el ayuntamiento]</text:span></text:p>
      <text:p text:style-name="P1"><text:tab/>- <text:span text:style-name="T6">Dirección (de la sede) [footer con la dirección fisica]</text:span></text:p>
      <text:p text:style-name="P1"><text:tab/>- <text:span text:style-name="T6">Horario (de apertura) [idem dirección]</text:span></text:p>
      <text:p text:style-name="P1"><text:tab/>- <text:span text:style-name="T12">Nombre de la hermandad []</text:span></text:p>
      <text:p text:style-name="P1"/>
      <text:p text:style-name="P12">Inventario</text:p>
      <text:p text:style-name="P1"><text:span text:style-name="T3"><text:tab/></text:span><text:span text:style-name="T8">- ID</text:span></text:p>
      <text:p text:style-name="P1"><text:tab/>- <text:span text:style-name="T6">Tipo (de objeto)</text:span></text:p>
      <text:p text:style-name="P1"><text:tab/>- <text:span text:style-name="T6">Descripción (del objeto)</text:span></text:p>
      <text:p text:style-name="P2"><text:tab/>- Fecha <text:span text:style-name="T11">( de uso)</text:span></text:p>
      <text:p text:style-name="P3"><text:tab/>- Estado <text:span text:style-name="T11">( revisar/defectuoso/reparar/estable)</text:span></text:p>
      <text:p text:style-name="P2"/>
      <text:p text:style-name="P4"><text:span text:style-name="T9">P</text:span><text:span text:style-name="T4">agos</text:span></text:p>
      <text:p text:style-name="P4"><text:span text:style-name="T4"><text:tab/></text:span><text:span text:style-name="T9">- Tipo</text:span></text:p>
      <text:p text:style-name="P2"><text:tab/>- Fecha</text:p>
      <text:p text:style-name="P2"><text:tab/>- Cantidad</text:p>
      <text:p text:style-name="P2"><text:tab/>- <text:span text:style-name="T12">Asunto</text:span></text:p>
      <text:p text:style-name="P2"><text:tab/>- <text:span text:style-name="T12">Descripción</text:span></text:p>
      <text:p text:style-name="P2"/>
      <text:p text:style-name="P13">Eventos</text:p>
      <text:p text:style-name="P13"/>
      <text:p text:style-name="P5"><text:tab/>- <text:span text:style-name="T10">Fecha de celebración</text:span></text:p>
      <text:p text:style-name="P5"><text:tab/>- <text:span text:style-name="T10">Dirección</text:span></text:p>
      <text:p text:style-name="P5"><text:s/><text:tab/>- <text:span text:style-name="T10">Descripción de la actividad</text:span></text:p>
      <text:p text:style-name="P5"><text:tab/>- <text:span text:style-name="T10">Precio de esta</text:span></text:p>
      <text:p text:style-name="P3"/>
      <text:p text:style-name="P7">Reuniones</text:p>
      <text:p text:style-name="P7"><text:tab/>- <text:span text:style-name="T7">Actas</text:span></text:p>
      <text:p text:style-name="P14"><text:tab/>- Resumen</text:p>
      <text:p text:style-name="P14"><text:tab/>- Fecha</text:p>
      <text:p text:style-name="P14"><text:tab/>- Asunto</text:p>
      <text:p text:style-name="P14"/>
      <text:p text:style-name="P8">Asociados</text:p>
      <text:p text:style-name="P6"><text:tab/>- Nombre</text:p>
      <text:p text:style-name="P6"><text:tab/>- Dirección</text:p>
      <text:p text:style-name="P6"><text:tab/>- Cuenta Bancaria</text:p>
      <text:p text:style-name="P6"><text:tab/>- Fecha Nacimiento</text:p>
      <text:p text:style-name="P6"><text:tab/>- DNI</text:p>
      <text:p text:style-name="P6"><text:tab/>- Apellidos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>Hermanos</text:p>
      <text:p text:style-name="P6"><text:soft-page-break/><text:tab/>- Tramo</text:p>
      <text:p text:style-name="P6"><text:tab/>- Palio</text:p>
      <text:p text:style-name="P6"><text:tab/>- Fila</text:p>
      <text:p text:style-name="P6"><text:tab/>- Posición</text:p>
      <text:p text:style-name="P6"/>
      <text:p text:style-name="P8">Administrador</text:p>
      <text:p text:style-name="P8"><text:tab/>- DNI</text:p>
      <text:p text:style-name="P6"/>
      <text:p text:style-name="P6"/>
      <text:p text:style-name="P6"/>
      <text:p text:style-name="P9">Operaciones</text:p>
      <text:p text:style-name="P6">Administrador</text:p>
      <text:p text:style-name="P6"><text:tab/>Podrá indicar p<text:span text:style-name="T13">ú</text:span>blicamente la fecha, el lugar, motivo de reunión y coste para informar a sus usuarios.</text:p>
      <text:p text:style-name="P6"><text:tab/>Podrá actualizar posibles pagos fijando la cantidad asunto y fecha de realización y saber que hermanos realizan dichos pagos</text:p>
      <text:p text:style-name="P6"><text:tab/>Podrá actualizar y gestionar el inventario de la hermandad, fijando <text:s/>fecha de uso así como modificar su estado.</text:p>
      <text:p text:style-name="P6"><text:tab/>Podrá subir los actas de las reuniones, así como asuntos interesantes y convocar dichas reuniones informando del día, el asunto y el lugar.</text:p>
      <text:p text:style-name="P6"><text:tab/>Podrá gestionar y actualizar la información disponible de la hermandad</text:p>
      <text:p text:style-name="P6"><text:tab/>También podrá visualizar los asociados inscritos así como modificar o eliminar algunos datos que le sean de interés.</text:p>
      <text:p text:style-name="P6"/>
      <text:p text:style-name="P16">Hermanos</text:p>
      <text:p text:style-name="P16"><text:tab/>Acceso a la aplicación</text:p>
      <text:p text:style-name="P16"><text:tab/>Interacción en eventos</text:p>
      <text:p text:style-name="P16"><text:tab/>Realización de pago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9:55:41.116318236</meta:creation-date>
    <dc:date>2018-10-24T01:10:43.876737982</dc:date>
    <meta:editing-duration>PT5M3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57" meta:word-count="297" meta:character-count="1805" meta:non-whitespace-character-count="1518"/>
  </office:meta>
</office:document-meta>
</file>